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578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svg:stroke-color="#000000" draw:fill-color="#ffffff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11cm" fo:min-width="1.406cm"/>
    </style:style>
    <style:style style:name="gr5" style:family="graphic" style:parent-style-name="standard">
      <style:graphic-properties draw:stroke="none" svg:stroke-color="#000000" draw:fill="none" draw:fill-color="#ffffff" fo:min-height="1.681cm"/>
      <style:paragraph-properties style:writing-mode="lr-tb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469cm" fo:min-width="4.521cm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211cm" fo:min-width="1.977cm"/>
    </style:style>
    <style:style style:name="gr10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svg:stroke-color="#000000" draw:fill-color="#000000" fo:min-height="0cm" fo:min-width="0cm"/>
    </style:style>
    <style:style style:name="gr14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0.739cm" fo:min-width="0.758cm"/>
    </style:style>
    <style:style style:name="gr1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00000"/>
    </style:style>
    <style:style style:name="P10" style:family="paragraph">
      <loext:graphic-properties draw:fill="none" draw:opacity="100%" draw:opacity-name="Transparency_20_6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0.762cm" svg:x="2.144cm" svg:y="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906cm" svg:y1="2.271cm" svg:x2="3.493cm" svg:y2="5.225cm" draw:start-shape="id1" draw:start-glue-point="8" draw:end-shape="id2" draw:end-glue-point="0" svg:d="M2906 2271v1477h587v1477" svg:viewBox="0 0 588 2955">
          <text:p/>
        </draw:connector>
        <draw:custom-shape draw:name="Condition" draw:style-name="gr3" draw:text-style-name="P4" xml:id="id2" draw:id="id2" draw:layer="layout" svg:width="2.404cm" svg:height="1.673cm" svg:x="2.291cm" svg:y="5.225cm">
          <draw:glue-point draw:id="4" svg:x="0cm" svg:y="0cm"/>
          <text:p text:style-name="P3">Log in </text:p>
          <text:p text:style-name="P3"><text:s text:c="5"/>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style-name="gr4" draw:text-style-name="P5" xml:id="id3" draw:id="id3" draw:layer="layout" svg:width="3.81cm" svg:height="2.921cm" svg:x="1.762cm" svg:y="8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2.986cm" svg:height="1.931cm" svg:x="2.354cm" svg:y="9.399cm">
          <draw:text-box>
            <text:p><text:span text:style-name="T1">Is log in true</text:span></text:p>
          </draw:text-box>
        </draw:frame>
        <draw:connector draw:style-name="gr6" draw:text-style-name="P2" draw:layer="layout" svg:x1="3.493cm" svg:y1="6.898cm" svg:x2="3.667cm" svg:y2="8.62cm" draw:start-shape="id2" draw:start-glue-point="2" draw:end-shape="id3" draw:end-glue-point="4" svg:d="M3493 6898v861h174v861" svg:viewBox="0 0 175 1723">
          <text:p/>
        </draw:connector>
        <draw:custom-shape draw:style-name="gr7" draw:text-style-name="P5" draw:layer="layout" svg:width="5.207cm" svg:height="1.905cm" svg:x="13.446cm" svg:y="8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xml:id="id4" draw:id="id4" draw:layer="layout" svg:width="5.334cm" svg:height="1.673cm" svg:x="13.573cm" svg:y="8.472cm">
          <draw:text-box>
            <text:p>Contact us for</text:p>
            <text:p>help</text:p>
          </draw:text-box>
        </draw:frame>
        <draw:connector draw:style-name="gr6" draw:text-style-name="P2" draw:layer="layout" svg:x1="5.572cm" svg:y1="10.081cm" svg:x2="13.573cm" svg:y2="9.308cm" draw:start-shape="id3" draw:start-glue-point="7" draw:end-shape="id4" draw:end-glue-point="3" svg:d="M5572 10081h4002v-773h3999" svg:viewBox="0 0 8002 774">
          <text:p/>
        </draw:connector>
        <draw:custom-shape draw:style-name="gr7" draw:text-style-name="P5" draw:layer="layout" svg:width="5.207cm" svg:height="1.905cm" svg:x="1.762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xml:id="id5" draw:id="id5" draw:layer="layout" svg:width="5.334cm" svg:height="1.673cm" svg:x="1.635cm" svg:y="16.367cm">
          <draw:text-box>
            <text:p>Search for medicine</text:p>
          </draw:text-box>
        </draw:frame>
        <draw:connector draw:style-name="gr6" draw:text-style-name="P2" draw:layer="layout" svg:x1="3.667cm" svg:y1="11.541cm" svg:x2="4.302cm" svg:y2="16.367cm" draw:start-shape="id3" draw:start-glue-point="6" draw:end-shape="id5" draw:end-glue-point="0" svg:d="M3667 11541v2414h635v2412" svg:viewBox="0 0 636 4827">
          <text:p/>
        </draw:connector>
        <draw:custom-shape draw:style-name="gr9" draw:text-style-name="P5" xml:id="id6" draw:id="id6" draw:layer="layout" svg:width="4.953cm" svg:height="2.921cm" svg:x="8.874cm" svg:y="15.9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6" xml:id="id7" draw:id="id7" draw:layer="layout" svg:width="3.881cm" svg:height="2.015cm" svg:x="9.644cm" svg:y="16.765cm">
          <draw:text-box>
            <text:p><text:span text:style-name="T1">Is <text:s/>medicine exist</text:span></text:p>
          </draw:text-box>
        </draw:frame>
        <draw:connector draw:style-name="gr6" draw:text-style-name="P2" draw:layer="layout" svg:x1="6.969cm" svg:y1="17.203cm" svg:x2="8.874cm" svg:y2="17.447cm" draw:start-shape="id5" draw:start-glue-point="1" draw:end-shape="id6" draw:end-glue-point="5" svg:d="M6969 17203h952v244h953" svg:viewBox="0 0 1906 245">
          <text:p/>
        </draw:connector>
        <draw:custom-shape draw:style-name="gr7" draw:text-style-name="P5" xml:id="id8" draw:id="id8" draw:layer="layout" svg:width="5.207cm" svg:height="1.905cm" svg:x="8.747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5.334cm" svg:height="1.673cm" svg:x="8.874cm" svg:y="12.789cm">
          <draw:text-box>
            <text:p>There is no medicine</text:p>
          </draw:text-box>
        </draw:frame>
        <draw:connector draw:style-name="gr6" draw:text-style-name="P2" draw:layer="layout" svg:x1="11.584cm" svg:y1="18.78cm" svg:x2="8.747cm" svg:y2="13.636cm" draw:start-shape="id7" draw:start-glue-point="2" draw:end-shape="id8" draw:end-glue-point="3" svg:d="M11584 18780v500h-3339v-5644h502" svg:viewBox="0 0 3340 5645">
          <text:p/>
        </draw:connector>
        <draw:connector draw:style-name="gr11" draw:text-style-name="P8" draw:layer="layout" draw:type="line" svg:x1="11.35cm" svg:y1="12.684cm" svg:x2="4.302cm" svg:y2="18.04cm" draw:start-shape="id8" draw:start-glue-point="0" draw:end-shape="id5" draw:end-glue-point="2" svg:d="M11350 12684l-7048 5356" svg:viewBox="0 0 7049 5357">
          <text:p/>
        </draw:connector>
        <draw:frame draw:style-name="gr12" draw:text-style-name="P7" draw:layer="layout" svg:width="5.715cm" svg:height="2.159cm" svg:x="7.477cm" svg:y="15.351cm">
          <draw:text-box>
            <text:p>NO</text:p>
          </draw:text-box>
        </draw:frame>
        <draw:custom-shape draw:style-name="gr7" draw:text-style-name="P5" xml:id="id9" draw:id="id9" draw:layer="layout" svg:width="5.207cm" svg:height="1.905cm" svg:x="1.381cm" svg:y="22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5.334cm" svg:height="1.673cm" svg:x="1.381cm" svg:y="22.695cm">
          <draw:text-box>
            <text:p>Print information</text:p>
          </draw:text-box>
        </draw:frame>
        <draw:connector draw:style-name="gr11" draw:text-style-name="P8" draw:layer="layout" draw:type="line" svg:x1="13.827cm" svg:y1="17.447cm" svg:x2="3.984cm" svg:y2="22.612cm" draw:start-shape="id6" draw:start-glue-point="7" draw:end-shape="id9" draw:end-glue-point="0" svg:d="M13827 17447l-9843 5165" svg:viewBox="0 0 9844 5166">
          <text:p/>
        </draw:connector>
        <draw:custom-shape draw:name="ActivityFinalInside" draw:style-name="gr13" draw:text-style-name="P9" draw:layer="layout" svg:width="0.778cm" svg:height="0.611cm" svg:x="10.638cm" svg:y="23.613cm">
          <draw:glue-point draw:id="4" svg:x="0cm" svg:y="0cm"/>
          <text:p/>
          <draw:enhanced-geometry svg:viewBox="0 0 1000 1000" draw:mirror-horizontal="false" draw:mirror-vertical="false" draw:type="NonPrimitive" draw:enhanced-path="U 500 500 700 700 0 360 Z N"/>
        </draw:custom-shape>
        <draw:custom-shape draw:style-name="gr14" draw:text-style-name="P10" xml:id="id10" draw:id="id10" draw:layer="layout" svg:width="1.778cm" svg:height="1.397cm" svg:x="10.144cm" svg:y="2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draw:type="line" svg:x1="10.144cm" svg:y1="23.924cm" svg:x2="6.588cm" svg:y2="23.564cm" draw:start-shape="id10" draw:start-glue-point="6" draw:end-shape="id9" draw:end-glue-point="1" svg:d="M10144 23924l-3556-360" svg:viewBox="0 0 3557 361">
          <text:p/>
        </draw:connector>
        <draw:frame draw:style-name="gr8" draw:text-style-name="P7" draw:layer="layout" svg:width="5.969cm" svg:height="1.673cm" svg:x="7.096cm" svg:y="20.155cm">
          <draw:text-box>
            <text:p>Yes</text:p>
            <text:p/>
          </draw:text-box>
        </draw:frame>
        <draw:frame draw:style-name="gr12" draw:text-style-name="P7" draw:layer="layout" svg:width="5.715cm" svg:height="2.159cm" svg:x="6.334cm" svg:y="9.382cm">
          <draw:text-box>
            <text:p>NO</text:p>
          </draw:text-box>
        </draw:frame>
        <draw:frame draw:style-name="gr8" draw:text-style-name="P7" draw:layer="layout" svg:width="5.969cm" svg:height="1.673cm" svg:x="2.778cm" svg:y="12.662cm">
          <draw:text-box>
            <text:p>Yes</text:p>
            <text:p/>
          </draw:text-box>
        </draw:frame>
        <draw:custom-shape draw:style-name="gr7" draw:text-style-name="P5" draw:layer="layout" svg:width="5.207cm" svg:height="1.905cm" svg:x="13.446cm" svg:y="8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5.334cm" svg:height="1.673cm" svg:x="13.573cm" svg:y="8.473cm">
          <draw:text-box>
            <text:p>Contact us for</text:p>
            <text:p>help</text:p>
          </draw:text-box>
        </draw:frame>
        <draw:connector draw:style-name="gr11" draw:text-style-name="P8" draw:layer="layout" draw:type="line" svg:x1="1.762cm" svg:y1="10.081cm" svg:x2="2.291cm" svg:y2="6.061cm" draw:start-shape="id3" draw:start-glue-point="5" draw:end-shape="id2" draw:end-glue-point="3" svg:d="M1762 10081l529-4020" svg:viewBox="0 0 530 4021">
          <text:p/>
        </draw:connector>
        <draw:frame draw:style-name="gr12" draw:text-style-name="P7" draw:layer="layout" svg:width="5.715cm" svg:height="2.159cm" svg:x="1cm" svg:y="7.985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8:05:00.346241536</meta:creation-date>
    <dc:date>2021-12-15T08:30:05.450951666</dc:date>
    <meta:editing-duration>PT6M22S</meta:editing-duration>
    <meta:editing-cycles>2</meta:editing-cycles>
    <meta:generator>LibreOffice/6.4.7.2$Linux_X86_64 LibreOffice_project/40$Build-2</meta:generator>
    <meta:document-statistic meta:object-count="33"/>
  </office:meta>
</office:document-meta>
</file>